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office:automatic-styles>
  <office:body>
    <office:text>
      <text:p text:style-name="Title">The Power of Personal Data</text:p>
      <text:p text:style-name="Author">Alex Bowyer</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hapter-1"/>Introduction<text:bookmark-end text:name="chapter-1"/></text:h>
      <text:p text:style-name="First_20_paragraph">[Target 8,000 words]</text:p>
      <text:h text:style-name="Heading_20_2" text:outline-level="2"><text:bookmark-start text:name="the-power-imbalance"/>The Power Imbalance<text:bookmark-end text:name="the-power-imbalance"/></text:h>
      <text:p text:style-name="First_20_paragraph">[Target X words]</text:p>
      <text:p text:style-name="Text_20_body">Explaining the current imbalance of power between individuals and those who hold our data as well as the barriers to individual power. Need to be careful to explain this in such a way that encompasses both commercial power (chapter 5) and state-citizen power (chapter 4).</text:p>
      <text:h text:style-name="Heading_20_2" text:outline-level="2"><text:bookmark-start text:name="what-we-need-dont-have"/>What We Need &amp; Don’t Have<text:bookmark-end text:name="what-we-need-dont-have"/></text:h>
      <text:p text:style-name="First_20_paragraph">[Target X words]</text:p>
      <text:p text:style-name="Text_20_body">Highlighting the things we can’t do today and some of the key ideas that would give us more power.</text:p>
      <text:h text:style-name="Heading_20_2" text:outline-level="2"><text:bookmark-start text:name="the-research-question"/>The Research Question<text:bookmark-end text:name="the-research-question"/></text:h>
      <text:p text:style-name="First_20_paragraph">[Target X words]</text:p>
      <text:p text:style-name="Text_20_body">What data capabilities do people need in order to exert and maintain power in their everyday lives? (and subquestions)</text:p>
      <text:h text:style-name="Heading_20_2" text:outline-level="2"><text:bookmark-start text:name="my-approach"/>My Approach<text:bookmark-end text:name="my-approach"/></text:h>
      <text:p text:style-name="First_20_paragraph">[Target X words]</text:p>
      <text:p text:style-name="Text_20_body">Give an overview of the approach which is:</text:p>
      <text:list text:style-name="L1">
        <text:list-item>
          <text:p text:style-name="P1">Connect people with data meaningfully.</text:p>
        </text:list-item>
        <text:list-item>
          <text:p text:style-name="P1">Understand their perspectives on their current and ideal relationship with that data and those that hold it.</text:p>
        </text:list-item>
        <text:list-item>
          <text:p text:style-name="P1">Design/prototype/co-design alternative interactions</text:p>
        </text:list-item>
        <text:list-item>
          <text:p text:style-name="P1">Research people’s perspectives on these imagined alternatives</text:p>
        </text:list-item>
      </text:list>
      <text:h text:style-name="Heading_20_2" text:outline-level="2"><text:bookmark-start text:name="thesis-structure"/>Thesis Structure<text:bookmark-end text:name="thesis-structure"/></text:h>
      <text:p text:style-name="First_20_paragraph">[Target X words]</text:p>
      <text:p text:style-name="Text_20_body">Explain the structure of the thesis.</text:p>
      <text:h text:style-name="Heading_20_3" text:outline-level="3"><text:bookmark-start text:name="notes"/>Notes<text:bookmark-end text:name="notes"/></text:h>
      <text:p text:style-name="First_20_paragraph">Does a very high level overview of studies need to go in here somewhere, if so does it need its own section or which one does it go in?</text:p>
      <text:h text:style-name="Heading_20_1" text:outline-level="1"><text:bookmark-start text:name="bibliography"/>Bibliography<text:bookmark-end text:name="bibliograp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The Power of Personal Data</dc:title>
    <dc:description/>
    <dc:subject/>
    <meta:keyword/>
    <meta:initial-creator>Alex Bowyer</meta:initial-creator>
    <dc:creator>Alex Bowyer</dc:creator>
    <meta:creation-date>2020-11-11T10:22:35Z</meta:creation-date>
    <dc:date>2020-11-11T10:22:35Z</dc:date>
    <meta:user-defined meta:name="bibliography" meta:value-type="string">src/thesis.bib</meta:user-defined>
    <meta:user-defined meta:name="csl" meta:value-type="string">src/harvard-newcastle-university.csl</meta:user-defined>
    <meta:user-defined meta:name="css" meta:value-type="string"/>
    <meta:user-defined meta:name="link-citations" meta:value-type="string">True</meta:user-defined>
    <meta:user-defined meta:name="thesis-source" meta:value-type="string">https://github.com/alexbfree/thesis</meta:user-defined>
  </office:meta>
</office:document-meta>
</file>